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Diver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Diverge Pro</text:p>
          </table:table-cell>
          <table:table-cell/>
          <table:table-cell table:formula="of:=OFFSET([.$A$1];(ROW()-1)*8;0)" office:value-type="string" office:string-value="Diverge Pro" calcext:value-type="string">
            <text:p>Diverge Pro</text:p>
          </table:table-cell>
          <table:table-cell table:formula="of:=OFFSET([.$A$2];(ROW()-1)*8;0)" office:value-type="string" office:string-value="5500" calcext:value-type="string">
            <text:p>5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Dura-Ace" calcext:value-type="string">
            <text:p>Dura-A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500</text:p>
          </table:table-cell>
          <table:table-cell/>
          <table:table-cell table:formula="of:=OFFSET([.$A$1];(ROW()-1)*8;0)" office:value-type="string" office:string-value="Diverge Expert X1" calcext:value-type="string">
            <text:p>Diverge Expert X1</text:p>
          </table:table-cell>
          <table:table-cell table:formula="of:=OFFSET([.$A$2];(ROW()-1)*8;0)" office:value-type="string" office:string-value="3900" calcext:value-type="string">
            <text:p>39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Force" calcext:value-type="string">
            <text:p>Fo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8;0)" office:value-type="string" office:string-value="Diverge Expert" calcext:value-type="string">
            <text:p>Diverge Expert</text:p>
          </table:table-cell>
          <table:table-cell table:formula="of:=OFFSET([.$A$2];(ROW()-1)*8;0)" office:value-type="string" office:string-value="3800" calcext:value-type="string">
            <text:p>38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Diverge Comp" calcext:value-type="string">
            <text:p>Diverge Comp</text:p>
          </table:table-cell>
          <table:table-cell table:formula="of:=OFFSET([.$A$2];(ROW()-1)*8;0)" office:value-type="string" office:string-value="3300" calcext:value-type="string">
            <text:p>33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Diverge Comp DSW" calcext:value-type="string">
            <text:p>Diverge Comp DSW</text:p>
          </table:table-cell>
          <table:table-cell table:formula="of:=OFFSET([.$A$2];(ROW()-1)*8;0)" office:value-type="string" office:string-value="2400" calcext:value-type="string">
            <text:p>240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a-Ace</text:p>
          </table:table-cell>
          <table:table-cell/>
          <table:table-cell table:formula="of:=OFFSET([.$A$1];(ROW()-1)*8;0)" office:value-type="string" office:string-value="Diverge Elite DSW" calcext:value-type="string">
            <text:p>Diverge Elite DSW</text:p>
          </table:table-cell>
          <table:table-cell table:formula="of:=OFFSET([.$A$2];(ROW()-1)*8;0)" office:value-type="string" office:string-value="1500" calcext:value-type="string">
            <text:p>150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Tiagra" calcext:value-type="string">
            <text:p>Tiag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Diverge Sport A1" calcext:value-type="string">
            <text:p>Diverge Sport A1</text:p>
          </table:table-cell>
          <table:table-cell table:formula="of:=OFFSET([.$A$2];(ROW()-1)*8;0)" office:value-type="string" office:string-value="1150" calcext:value-type="string">
            <text:p>115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Sora" calcext:value-type="string">
            <text:p>So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Diverge A1" calcext:value-type="string">
            <text:p>Diverge A1</text:p>
          </table:table-cell>
          <table:table-cell table:formula="of:=OFFSET([.$A$2];(ROW()-1)*8;0)" office:value-type="string" office:string-value="1000" calcext:value-type="string">
            <text:p>100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Claris" calcext:value-type="string">
            <text:p>Clar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erge Expert X1</text:p>
          </table:table-cell>
          <table:table-cell/>
          <table:table-cell table:formula="of:=OFFSET([.$A$1];(ROW()-1)*8;0)" office:value-type="string" office:string-value="Diverge A1 Sub Compact" calcext:value-type="string">
            <text:p>Diverge A1 Sub Compact</text:p>
          </table:table-cell>
          <table:table-cell table:formula="of:=OFFSET([.$A$2];(ROW()-1)*8;0)" office:value-type="string" office:string-value="850" calcext:value-type="string">
            <text:p>85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Claris" calcext:value-type="string">
            <text:p>Clari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900</text:p>
          </table:table-cell>
          <table:table-cell/>
          <table:table-cell table:formula="of:=OFFSET([.$A$1];(ROW()-1)*8;0)" office:value-type="string" office:string-value="Diverge Comp DSW X1" calcext:value-type="string">
            <text:p>Diverge Comp DSW X1</text:p>
          </table:table-cell>
          <table:table-cell table:formula="of:=OFFSET([.$A$2];(ROW()-1)*8;0)" office:value-type="string" office:string-value="2600" calcext:value-type="string">
            <text:p>260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Rival" calcext:value-type="string">
            <text:p>Riv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[front derailleur not found!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iverge Expe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iverge Co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iverge Comp DS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iverge Elite DS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iverge Sport A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1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iverge A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iverge A1 Sub Compac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8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iverge Comp DSW X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[front derailleur not found!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val</text:p>
          </table:table-cell>
          <table:table-cell table:number-columns-repeated="1022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" table:style-name="ta1">
        <table:table-column table:style-name="co3" table:default-cell-style-name="Default"/>
        <table:table-row table:style-name="ro1">
          <table:table-cell office:value-type="string" calcext:value-type="string">
            <text:p>Diverge</text:p>
          </table:table-cell>
        </table:table-row>
        <table:table-row table:style-name="ro1"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Expert X1</text:p>
          </table:table-cell>
        </table:table-row>
        <table:table-row table:style-name="ro1">
          <table:table-cell office:value-type="string" calcext:value-type="string">
            <text:p>Expert</text:p>
          </table:table-cell>
        </table:table-row>
        <table:table-row table:style-name="ro1"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Comp DSW</text:p>
          </table:table-cell>
        </table:table-row>
        <table:table-row table:style-name="ro1">
          <table:table-cell office:value-type="string" calcext:value-type="string">
            <text:p>Elite DSW</text:p>
          </table:table-cell>
        </table:table-row>
        <table:table-row table:style-name="ro1">
          <table:table-cell office:value-type="string" calcext:value-type="string">
            <text:p>Sport A1</text:p>
          </table:table-cell>
        </table:table-row>
        <table:table-row table:style-name="ro1"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1 Sub Compact</text:p>
          </table:table-cell>
        </table:table-row>
        <table:table-row table:style-name="ro1">
          <table:table-cell office:value-type="string" calcext:value-type="string">
            <text:p>Comp DSW X1</text:p>
          </table:table-cell>
        </table:table-row>
        <table:table-row table:style-name="ro1">
          <table:table-cell office:value-type="string" calcext:value-type="string">
            <text:p>5500</text:p>
          </table:table-cell>
        </table:table-row>
        <table:table-row table:style-name="ro1">
          <table:table-cell office:value-type="string" calcext:value-type="string">
            <text:p>3900</text:p>
          </table:table-cell>
        </table:table-row>
        <table:table-row table:style-name="ro1">
          <table:table-cell office:value-type="string" calcext:value-type="string">
            <text:p>3800</text:p>
          </table:table-cell>
        </table:table-row>
        <table:table-row table:style-name="ro1">
          <table:table-cell office:value-type="string" calcext:value-type="string">
            <text:p>3300</text:p>
          </table:table-cell>
        </table:table-row>
        <table:table-row table:style-name="ro1">
          <table:table-cell office:value-type="string" calcext:value-type="string">
            <text:p>2400</text:p>
          </table:table-cell>
        </table:table-row>
        <table:table-row table:style-name="ro1">
          <table:table-cell office:value-type="string" calcext:value-type="string">
            <text:p>1500</text:p>
          </table:table-cell>
        </table:table-row>
        <table:table-row table:style-name="ro1">
          <table:table-cell office:value-type="string" calcext:value-type="string">
            <text:p>1150</text:p>
          </table:table-cell>
        </table:table-row>
        <table:table-row table:style-name="ro1"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850</text:p>
          </table:table-cell>
        </table:table-row>
        <table:table-row table:style-name="ro1">
          <table:table-cell office:value-type="string" calcext:value-type="string">
            <text:p>26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  <table:table-row table:style-name="ro1"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Claris</text:p>
          </table:table-cell>
        </table:table-row>
        <table:table-row table:style-name="ro1">
          <table:table-cell office:value-type="string" calcext:value-type="string">
            <text:p>Claris</text:p>
          </table:table-cell>
        </table:table-row>
        <table:table-row table:style-name="ro1">
          <table:table-cell office:value-type="string" calcext:value-type="string">
            <text:p>Ri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2:48:31.0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2:53:05.313000000</dc:date>
    <meta:editing-duration>PT19M41S</meta:editing-duration>
    <meta:editing-cycles>5</meta:editing-cycles>
    <meta:generator>LibreOffice/5.0.5.2$Windows_X86_64 LibreOffice_project/55b006a02d247b5f7215fc6ea0fde844b30035b3</meta:generator>
    <meta:document-statistic meta:table-count="2" meta:cell-count="123" meta:object-count="0"/>
  </office:meta>
</office:document-meta>
</file>